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ility" table:style-name="ta1">
        <table:shapes>
          <draw:frame draw:z-index="0" draw:style-name="gr1" draw:text-style-name="P1" svg:width="159.99mm" svg:height="89.99mm" svg:x="314.76mm" svg:y="12.69mm">
            <loext:p draw:notify-on-update-of-ranges="utility.A1:utility.A24 utility.B1:utility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.79mm" svg:height="88.87mm" svg:x="89.73mm" svg:y="13.81mm">
            <loext:p draw:notify-on-update-of-ranges="utility.A1:utility.A24 utility.C1:utility.C24 utility.A1:utility.A24 utility.D1:utility.D24 utility.A1:utility.A24 utility.E1:utility.E24 utility.A1:utility.A24 utility.F1:utility.F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52.4175384147" calcext:value-type="float">
            <text:p>7452,4175384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7.01622124076" calcext:value-type="float">
            <text:p>7007,016221240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16.90633110275" calcext:value-type="float">
            <text:p>6416,906331102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68.21779691766" calcext:value-type="float">
            <text:p>5868,217796917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51.31298409237" calcext:value-type="float">
            <text:p>5351,312984092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54.3882206593" calcext:value-type="float">
            <text:p>4854,388220659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64.27790187146" calcext:value-type="float">
            <text:p>4364,277901871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67.34841389308" calcext:value-type="float">
            <text:p>3867,348413893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50.39067623092" calcext:value-type="float">
            <text:p>3350,390676230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1.11347162994" calcext:value-type="float">
            <text:p>2801,1134716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4.39112352278" calcext:value-type="float">
            <text:p>2204,391123522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5.27142017806" calcext:value-type="float">
            <text:p>1755,271420178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7.15383029824" calcext:value-type="float">
            <text:p>1357,153830298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5.56672203113" calcext:value-type="float">
            <text:p>1115,566722031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6.916329490913" calcext:value-type="float">
            <text:p>916,91632949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1.252194972566" calcext:value-type="float">
            <text:p>841,252194972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0.867437243229" calcext:value-type="float">
            <text:p>860,86743724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7.682271985415" calcext:value-type="float">
            <text:p>867,68227198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7.682271985415" calcext:value-type="float">
            <text:p>867,68227198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6.677159006264" calcext:value-type="float">
            <text:p>876,677159006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7.916939700724" calcext:value-type="float">
            <text:p>897,916939700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5.307593671426" calcext:value-type="float">
            <text:p>825,307593671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8.708572938487" calcext:value-type="float">
            <text:p>638,708572938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01:27.595625760</dc:date>
    <meta:editing-duration>PT2M33S</meta:editing-duration>
    <meta:editing-cycles>2</meta:editing-cycles>
    <meta:generator>LibreOffice/5.1.4.2$Linux_X86_64 LibreOffice_project/10m0$Build-2</meta:generator>
    <meta:document-statistic meta:table-count="1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utility.A1:utility.B24" svg:x="0.32cm" svg:y="0.18cm" svg:width="12.508cm" svg:height="8.64cm">
          <chartooo:coordinate-region svg:x="1.312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B1:utility.B24" chart:class="chart:scatter">
            <chart:domain table:cell-range-address="utility.A1:utility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7452.4175384147">
                <text:p>7452.4175384147</text:p>
                <draw:g>
                  <svg:desc>utility.B1:util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007.01622124076">
                <text:p>7007.01622124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416.90633110275">
                <text:p>6416.9063311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868.21779691766">
                <text:p>5868.21779691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51.31298409237">
                <text:p>5351.31298409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54.3882206593">
                <text:p>4854.3882206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64.27790187146">
                <text:p>4364.27790187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867.34841389308">
                <text:p>3867.34841389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350.39067623092">
                <text:p>3350.39067623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801.11347162994">
                <text:p>2801.1134716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04.39112352278">
                <text:p>2204.39112352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55.27142017806">
                <text:p>1755.27142017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57.15383029824">
                <text:p>1357.15383029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15.56672203113">
                <text:p>1115.56672203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16.916329490913">
                <text:p>916.916329490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41.252194972566">
                <text:p>841.252194972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60.867437243229">
                <text:p>860.867437243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67.682271985415">
                <text:p>867.682271985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67.682271985415">
                <text:p>867.682271985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6.677159006264">
                <text:p>876.677159006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97.916939700724">
                <text:p>897.916939700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25.307593671426">
                <text:p>825.307593671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38.708572938487">
                <text:p>638.708572938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8cm" svg:height="8.888cm" xlink:href=".." xlink:type="simple" chart:class="chart:scatter" chart:style-name="ch1">
        <chart:legend chart:legend-position="end" svg:x="15.228cm" svg:y="3.398cm" style:legend-expansion="high" chart:style-name="ch2"/>
        <chart:plot-area chart:style-name="ch3" table:cell-range-address="utility.A1:utility.A24 utility.C1:utility.F24" svg:x="0.361cm" svg:y="0.177cm" svg:width="14.506cm" svg:height="8.534cm">
          <chartooo:coordinate-region svg:x="1.088cm" svg:y="0.376cm" svg:width="13.592cm" svg:height="7.6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C1:utility.C24" chart:class="chart:scatter">
            <chart:domain table:cell-range-address="utility.A1:utility.A24"/>
            <chart:data-point chart:repeated="24"/>
          </chart:series>
          <chart:series chart:style-name="ch7" chart:values-cell-range-address="utility.D1:utility.D24" chart:class="chart:scatter">
            <chart:data-point chart:repeated="24"/>
          </chart:series>
          <chart:series chart:style-name="ch8" chart:values-cell-range-address="utility.E1:utility.E24" chart:class="chart:scatter">
            <chart:data-point chart:repeated="24"/>
          </chart:series>
          <chart:series chart:style-name="ch9" chart:values-cell-range-address="utility.F1:utility.F24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0">
                <text:p>0</text:p>
                <draw:g>
                  <svg:desc>utility.C1:utility.C24</svg:desc>
                </draw:g>
              </table:table-cell>
              <table:table-cell office:value-type="float" office:value="1">
                <text:p>1</text:p>
                <draw:g>
                  <svg:desc>utility.D1:utility.D24</svg:desc>
                </draw:g>
              </table:table-cell>
              <table:table-cell office:value-type="float" office:value="2">
                <text:p>2</text:p>
                <draw:g>
                  <svg:desc>utility.E1:utility.E24</svg:desc>
                </draw:g>
              </table:table-cell>
              <table:table-cell office:value-type="float" office:value="3">
                <text:p>3</text:p>
                <draw:g>
                  <svg:desc>utility.F1:utilit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